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16cm"/>
    </style:style>
    <style:style style:name="co3" style:family="table-column">
      <style:table-column-properties fo:break-before="auto" style:column-width="17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Object(cuisine, Breton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*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State.Object^restaurant(Josselin, *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State.Preferecne^Creperie(Rennes, Paris 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/>Je n'aime pas trop les sushi déjà. Non je ne suis pas trop cuisine asiatique.</text:p>
          </table:table-cell>
          <table:table-cell office:value-type="string" calcext:value-type="string">
            <text:p>State,preference^Cuisine (* ,asiatiqu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asiatique), State,preference^Cuisine(italien,asiatique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,Object^Restaurant(Cuisine,Aveyronnais), Propose,Object^Restaurant(location, Bercy)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Propose,Object^Restaurant(Cuisine,fromage), Propose,Object^Restaurant(location, versaille)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camrounaise, *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</table:table-row>
        <table:table-row table:style-name="ro1">
          <table:table-cell/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 tu n'aime pas la cuisine épicé je suis sure que le restaurant aveyronnais te plairai bien</text:p>
          </table:table-cell>
          <table:table-cell office:value-type="string" calcext:value-type="string">
            <text:p>Propose.Object^Restaurant(Cuisine,Aveyronnais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0:36.471813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06T17:57:56.086718272</dc:date>
    <meta:editing-duration>PT57M12S</meta:editing-duration>
    <meta:editing-cycles>5</meta:editing-cycles>
    <meta:generator>LibreOffice/4.2.8.2$Linux_X86_64 LibreOffice_project/420m0$Build-2</meta:generator>
    <meta:document-statistic meta:table-count="1" meta:cell-count="57" meta:object-count="0"/>
  </office:meta>
</office:document-meta>
</file>